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3.201cm"/>
    </style:style>
    <style:style style:name="gr3" style:family="graphic" style:parent-style-name="standard">
      <style:graphic-properties draw:stroke="none" draw:fill="none" fo:min-height="4.35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0.325cm"/>
    </style:style>
    <style:style style:name="gr7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language="fr" fo:country="FR"/>
    </style:style>
    <style:style style:name="T1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4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Learning</text:span></text:p>
          </draw:text-box>
        </draw:frame>
        <draw:frame draw:style-name="gr2" draw:layer="layout" svg:width="12.2cm" svg:height="13.179cm" svg:x="13.8cm" svg:y="7.221cm">
          <draw:text-box>
            <text:p text:style-name="P1"><text:span text:style-name="T2">Paul</text:span></text:p>
            <text:p text:style-name="P1"><text:span text:style-name="T2"/></text:p>
            <text:p text:style-name="P3"><text:span text:style-name="T3">Pendant le mois, j’ai fais une approche de cordova sur iOS et android, je remarque que si quelque chose marche sur l’un, il marche généralement sur l’autre (à 90% des cas).</text:span></text:p>
            <text:p text:style-name="P3"><text:span text:style-name="T3"/></text:p>
            <text:p text:style-name="P3"><text:span text:style-name="T3">Je trouve le dev d’appli mobile fastidieux au début, puis il se facilite avec le temps, en prenant de l’expérience.</text:span></text:p>
            <text:p text:style-name="P3"><text:span text:style-name="T3"/></text:p>
            <text:p text:style-name="P3"><text:span text:style-name="T3">Au niveau de la gestion de projet et du travail en groupe j’ai appris à devoir se partager certaines tâches, en prenant en compte le temps que peut mettre la tâche et les ressources utilisées.</text:span></text:p>
            <text:p text:style-name="P3"><text:span text:style-name="T3"/></text:p>
            <text:p text:style-name="P3"><text:span text:style-name="T3">J’ai appris à travailler efficacement en binôme également.</text:span></text:p>
            <text:p text:style-name="P3"><text:span text:style-name="T2"/></text:p>
          </draw:text-box>
        </draw:frame>
        <draw:frame draw:style-name="gr3" draw:text-style-name="P1" draw:layer="layout" svg:width="10cm" svg:height="7.046cm" svg:x="2cm" svg:y="7.299cm">
          <draw:text-box>
            <text:p text:style-name="P1"><text:span text:style-name="T2">Mathieu</text:span></text:p>
            <text:p text:style-name="P1"><text:span text:style-name="T2"/></text:p>
            <text:p text:style-name="P3"><text:span text:style-name="T4">Au cours de ce projet, j'ai appris une nouvelle méthode de travail qu'est l'agilité, en particulier réaliser des actions en mode itératif.</text:span></text:p>
            <text:p text:style-name="P3"><text:span text:style-name="T4"/></text:p>
            <text:p text:style-name="P3"><text:span text:style-name="T4">Egalement le travail en binome qui est assez productif et un gain de temps, en effet, plusieurs erreurs ont été résolus rapidement dans notre cas.</text:span></text:p>
          </draw:text-box>
        </draw:frame>
        <presentation:notes draw:style-name="dp2">
          <draw:page-thumbnail draw:style-name="gr4" draw:layer="layout" svg:width="14.848cm" svg:height="11.136cm" svg:x="3.2cm" svg:y="-0.13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Learning</text:span></text:p>
          </draw:text-box>
        </draw:frame>
        <draw:frame draw:style-name="gr6" draw:text-style-name="P1" draw:layer="layout" svg:width="9.2cm" svg:height="10.575cm" svg:x="2.8cm" svg:y="7.3cm">
          <draw:text-box>
            <text:p text:style-name="P1"><text:span text:style-name="T2">Jordan</text:span></text:p>
            <text:p text:style-name="P3"><text:span text:style-name="T3"/></text:p>
            <text:p text:style-name="P3"><text:span text:style-name="T3">Au début j'étais très impatiens d'apprendre à développer une application mobile. Puis après avoir essayer d'installer Cordova et le SDK Android j'ai moins envie de développer une app.</text:span></text:p>
            <text:p text:style-name="P3"><text:span text:style-name="T3"/></text:p>
            <text:p text:style-name="P3"><text:span text:style-name="T3">Si un jour je dois développer une application je privilégierais le développement from scratch.</text:span></text:p>
          </draw:text-box>
        </draw:frame>
        <draw:frame draw:style-name="gr7" draw:text-style-name="P1" draw:layer="layout" svg:width="12.4cm" svg:height="5.483cm" svg:x="13.6cm" svg:y="7.3cm">
          <draw:text-box>
            <text:p text:style-name="P1"><text:span text:style-name="T2">Titouan</text:span></text:p>
            <text:p text:style-name="P1"><text:span text:style-name="T2"/></text:p>
            <text:p text:style-name="P3"><text:span text:style-name="T3">Lors de ce projet sur cordova j'ai appris de nouveaux plugins et quelques particularités liés aux cross-platform et à voir certaines différences entre les versions de cordova, notamment la 4, que j'utilise, et la 6 utilisé par mes camarades.</text:span></text:p>
          </draw:text-box>
        </draw:frame>
        <presentation:notes draw:style-name="dp2">
          <draw:page-thumbnail draw:style-name="gr4" draw:layer="layout" svg:width="14.848cm" svg:height="11.136cm" svg:x="3.2cm" svg:y="-0.136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2T16:32:56.124942352</dc:date>
    <meta:editing-duration>PT7H28M58S</meta:editing-duration>
    <meta:editing-cycles>26</meta:editing-cycles>
    <meta:generator>LibreOffice/4.2.8.2$Linux_X86_64 LibreOffice_project/420m0$Build-2</meta:generator>
    <meta:document-statistic meta:object-count="33"/>
  </office:meta>
</office:document-meta>
</file>